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83cm" svg:height="3.175cm" svg:x="1.84cm" svg:y="39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5cm" svg:height="14.625cm" svg:x="1.84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432cm" svg:y1="6.555cm" svg:x2="15.432cm" svg:y2="12.24cm" draw:start-shape="id1" draw:start-glue-point="2" draw:end-shape="id2" draw:end-glue-point="0" svg:d="m15432 6555v5685">
          <text:p/>
        </draw:connector>
        <draw:connector draw:style-name="gr2" draw:text-style-name="P1" draw:layer="layout" draw:type="lines" svg:x1="15.432cm" svg:y1="6.555cm" svg:x2="19.052cm" svg:y2="8.178cm" draw:start-shape="id1" draw:start-glue-point="2" draw:end-shape="id3" draw:end-glue-point="0" svg:d="m15432 6555v501l3620 620v502">
          <text:p/>
        </draw:connector>
        <draw:connector draw:style-name="gr2" draw:text-style-name="P1" draw:layer="layout" draw:type="lines" svg:x1="11.812cm" svg:y1="10.083cm" svg:x2="15.432cm" svg:y2="12.24cm" draw:start-shape="id4" draw:start-glue-point="2" draw:end-shape="id2" draw:end-glue-point="0" svg:d="m11812 10083v501l3620 1154v502">
          <text:p/>
        </draw:connector>
        <draw:connector draw:style-name="gr2" draw:text-style-name="P1" draw:layer="layout" draw:type="lines" svg:x1="11.812cm" svg:y1="10.083cm" svg:x2="9.991cm" svg:y2="12.24cm" draw:start-shape="id4" draw:start-glue-point="2" draw:end-shape="id5" draw:end-glue-point="0" svg:d="m11812 10083v501l-1821 1154v502">
          <text:p/>
        </draw:connector>
        <draw:connector draw:style-name="gr2" draw:text-style-name="P1" draw:layer="layout" draw:type="lines" svg:x1="19.052cm" svg:y1="10.083cm" svg:x2="15.432cm" svg:y2="12.24cm" draw:start-shape="id3" draw:start-glue-point="2" draw:end-shape="id2" draw:end-glue-point="0" svg:d="m19052 10083v501l-3620 1154v502">
          <text:p/>
        </draw:connector>
        <draw:connector draw:style-name="gr2" draw:text-style-name="P1" draw:layer="layout" draw:type="lines" svg:x1="19.052cm" svg:y1="10.083cm" svg:x2="9.991cm" svg:y2="12.24cm" draw:start-shape="id3" draw:start-glue-point="2" draw:end-shape="id5" draw:end-glue-point="0" svg:d="m19052 10083v501l-9061 1154v502">
          <text:p/>
        </draw:connector>
        <draw:custom-shape draw:style-name="gr3" draw:text-style-name="P2" draw:id="id16" draw:layer="layout" svg:width="3.8cm" svg:height="1.117cm" svg:x="22.21cm" svg:y="7.895cm">
          <text:p text:style-name="P1"><text:span text:style-name="T1">FCL - </text:span><text:span text:style-name="T2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9" draw:layer="layout" svg:width="3.81cm" svg:height="1.117cm" svg:x="22.205cm" svg:y="14.198cm">
          <text:p text:style-name="P1"><text:span text:style-name="T1">OMPL </text:span></text:p>
          <text:p text:style-name="P1"><text:span text:style-name="T2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7" draw:layer="layout" svg:width="3.285cm" svg:height="1.117cm" svg:x="19.175cm" svg:y="12.634cm">
          <text:p text:style-name="P1"><text:span text:style-name="T1">OctoMa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6.079cm" svg:height="1.306cm" svg:x="1.176cm" svg:y="2.867cm">
          <draw:text-box>
            <text:p><text:span text:style-name="T3">Core Layer</text:span></text:p>
            <text:p><text:span text:style-name="T4">Stack: moveit</text:span></text:p>
          </draw:text-box>
        </draw:frame>
        <draw:custom-shape draw:style-name="gr1" draw:text-style-name="P1" draw:layer="layout" svg:width="24.765cm" svg:height="7.085cm" svg:x="1.84cm" svg:y="21.0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984cm" svg:height="1.306cm" svg:x="1.176cm" svg:y="19.51cm">
          <draw:text-box>
            <text:p><text:span text:style-name="T3">ROS Communication Layer</text:span></text:p>
            <text:p><text:span text:style-name="T4">Stack: moveit_ros</text:span></text:p>
          </draw:text-box>
        </draw:frame>
        <draw:custom-shape draw:style-name="gr5" draw:text-style-name="P3" draw:id="id9" draw:layer="layout" svg:width="4.655cm" svg:height="1.905cm" svg:x="7.664cm" svg:y="21.59cm">
          <text:p text:style-name="P1"><text:span text:style-name="T5">PlanningPipeline</text:span></text:p>
          <text:p text:style-name="P1"><text:span text:style-name="T6">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2" draw:layer="layout" svg:width="4.655cm" svg:height="1.905cm" svg:x="7.664cm" svg:y="25.518cm">
          <text:p text:style-name="P1"><text:span text:style-name="T5">MoveGroups</text:span></text:p>
          <text:p text:style-name="P1"><text:span text:style-name="T6">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6" draw:layer="layout" svg:width="4.655cm" svg:height="1.905cm" svg:x="13.105cm" svg:y="21.59cm">
          <text:p text:style-name="P1"><text:span text:style-name="T5">PlanningSceneMonitor</text:span></text:p>
          <text:p text:style-name="P1"><text:span text:style-name="T6">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18.55cm" svg:y="21.59cm">
          <text:p text:style-name="P1"><text:span text:style-name="T5">ConfigurationTools</text:span></text:p>
          <text:p text:style-name="P1"><text:span text:style-name="T6">Setup tools and GUI for MoveI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1" draw:layer="layout" svg:width="4.655cm" svg:height="1.905cm" svg:x="2.237cm" svg:y="21.59cm">
          <text:p text:style-name="P1"><text:span text:style-name="T5">Warehouse</text:span></text:p>
          <text:p text:style-name="P1"><text:span text:style-name="T6">Stores planning scenes 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2" draw:layer="layout" svg:width="4.655cm" svg:height="1.905cm" svg:x="2.237cm" svg:y="25.518cm">
          <text:p text:style-name="P1"><text:span text:style-name="T5">Benchmarks</text:span></text:p>
          <text:p text:style-name="P1"><text:span text:style-name="T6">Algorithm testing suite???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7" draw:layer="layout" svg:width="4.655cm" svg:height="1.905cm" svg:x="18.55cm" svg:y="25.518cm">
          <text:p text:style-name="P1"><text:span text:style-name="T5">RvizPlugin</text:span></text:p>
          <text:p text:style-name="P1"><text:span text:style-name="T6">Adapter for Rviz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5.432cm" svg:y1="23.495cm" svg:x2="20.877cm" svg:y2="25.518cm" draw:start-shape="id6" draw:start-glue-point="2" draw:end-shape="id7" draw:end-glue-point="0" svg:d="m15432 23495v501l5445 1020v502">
          <text:p/>
        </draw:connector>
        <draw:connector draw:style-name="gr2" draw:text-style-name="P1" draw:layer="layout" draw:type="lines" draw:line-skew="0cm -1.198cm" svg:x1="18.747cm" svg:y1="17.318cm" svg:x2="9.991cm" svg:y2="21.59cm" draw:start-shape="id8" draw:start-glue-point="2" draw:end-shape="id9" draw:end-glue-point="0" svg:d="m18747 17318v501l-8756 2071v1700">
          <text:p/>
        </draw:connector>
        <draw:connector draw:style-name="gr2" draw:text-style-name="P1" draw:layer="layout" draw:type="lines" svg:x1="9.991cm" svg:y1="17.318cm" svg:x2="9.991cm" svg:y2="21.59cm" draw:start-shape="id10" draw:start-glue-point="2" draw:end-shape="id9" draw:end-glue-point="0" svg:d="m9991 17318v501 3269 502">
          <text:p/>
        </draw:connector>
        <draw:connector draw:style-name="gr2" draw:text-style-name="P1" draw:layer="layout" draw:type="lines" svg:x1="15.432cm" svg:y1="14.145cm" svg:x2="15.432cm" svg:y2="21.59cm" draw:start-shape="id2" draw:start-glue-point="2" draw:end-shape="id6" svg:d="m15432 14145v501 6442 502">
          <text:p/>
        </draw:connector>
        <draw:connector draw:style-name="gr2" draw:text-style-name="P1" draw:layer="layout" draw:type="lines" svg:x1="4.564cm" svg:y1="23.495cm" svg:x2="4.564cm" svg:y2="25.518cm" draw:start-shape="id11" draw:start-glue-point="2" draw:end-shape="id12" draw:end-glue-point="0" svg:d="m4564 23495v501 1020 502">
          <text:p/>
        </draw:connector>
        <draw:custom-shape draw:style-name="gr1" draw:text-style-name="P1" draw:layer="layout" svg:width="24.83cm" svg:height="2.9cm" svg:x="1.84cm" svg:y="30.3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3.335cm" svg:height="1.941cm" svg:x="0.735cm" svg:y="0.725cm">
          <draw:text-box>
            <text:p><text:span text:style-name="T7">MoveIt – A Planning Framework</text:span></text:p>
            <text:p><text:span text:style-name="T8">API Overview </text:span><text:span text:style-name="T9">– DRAFT 2</text:span></text:p>
          </draw:text-box>
        </draw:frame>
        <draw:connector draw:style-name="gr2" draw:text-style-name="P1" draw:layer="layout" draw:type="lines" svg:x1="11.3cm" svg:y1="5.602cm" svg:x2="13.105cm" svg:y2="5.602cm" draw:start-shape="id13" draw:start-glue-point="1" draw:end-shape="id1" draw:end-glue-point="3" svg:d="m11300 5602h501 802 502">
          <text:p/>
        </draw:connector>
        <draw:custom-shape draw:style-name="gr5" draw:text-style-name="P3" draw:id="id13" draw:layer="layout" svg:width="4.655cm" svg:height="1.905cm" svg:x="6.645cm" svg:y="4.65cm">
          <text:p text:style-name="P1"><text:span text:style-name="T5">GeometricShapes</text:span></text:p>
          <text:p text:style-name="P1"><text:span text:style-name="T6">Decomposed point clouds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" draw:layer="layout" svg:width="4.655cm" svg:height="1.905cm" svg:x="13.105cm" svg:y="12.24cm">
          <text:p text:style-name="P1"><text:span text:style-name="T5">PlanningScene</text:span></text:p>
          <text:p text:style-name="P1"><text:span text:style-name="T6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3" draw:id="id4" draw:layer="layout" svg:width="4.655cm" svg:height="1.905cm" svg:x="9.485cm" svg:y="8.178cm">
            <text:p text:style-name="P1"><text:span text:style-name="T10">Kinematic</text:span><text:span text:style-name="T11">Constraints</text:span></text:p>
            <text:p text:style-name="P1"><text:span text:style-name="T6">Forward and inverse kinematics representation and evaluation</text:span></text:p>
  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3" draw:layer="layout" svg:width="4.655cm" svg:height="1.905cm" svg:x="16.725cm" svg:y="8.178cm">
            <text:p text:style-name="P1"><text:span text:style-name="T10">CollisionDetection</text:span></text:p>
            <text:p text:style-name="P1"><text:span text:style-name="T12">Common API for different collision check methods</text:span></text:p>
  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3" draw:id="id1" draw:layer="layout" svg:width="4.655cm" svg:height="1.905cm" svg:x="13.105cm" svg:y="4.65cm">
          <text:p text:style-name="P1"><text:span text:style-name="T10">PlanningModels</text:span></text:p>
          <text:p text:style-name="P1"><text:span text:style-name="T6">Represent robot planning model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14" draw:layer="layout" svg:width="3.284cm" svg:height="1.117cm" svg:x="13.79cm" svg:y="2.663cm">
          <text:p text:style-name="P5"><text:span text:style-name="T13">URDF </text:span><text:span text:style-name="T6">- Robot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5.432cm" svg:y1="3.78cm" svg:x2="15.432cm" svg:y2="4.65cm" draw:start-shape="id14" draw:start-glue-point="2" draw:end-shape="id1" draw:end-glue-point="0" svg:d="m15432 3780v501-133 502">
          <text:p/>
        </draw:connector>
        <draw:custom-shape draw:style-name="gr3" draw:text-style-name="P2" draw:id="id15" draw:layer="layout" svg:width="3.8cm" svg:height="1.117cm" svg:x="22.21cm" svg:y="9.318cm">
          <text:p text:style-name="P6"><text:span text:style-name="T1">PCD </text:span><text:span text:style-name="T2">- 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2.21cm" svg:y1="9.876cm" svg:x2="21.38cm" svg:y2="9.13cm" draw:start-shape="id15" draw:start-glue-point="3" draw:end-shape="id3" draw:end-glue-point="1" svg:d="m22210 9876-830-746">
          <text:p/>
        </draw:connector>
        <draw:connector draw:style-name="gr8" draw:text-style-name="P1" draw:layer="layout" draw:type="line" svg:x1="22.21cm" svg:y1="8.453cm" svg:x2="21.38cm" svg:y2="9.13cm" draw:start-shape="id16" draw:start-glue-point="3" draw:end-shape="id3" draw:end-glue-point="1" svg:d="m22210 8453-830 677">
          <text:p/>
        </draw:connector>
        <draw:connector draw:style-name="gr2" draw:text-style-name="P1" draw:layer="layout" draw:type="lines" svg:x1="15.432cm" svg:y1="6.555cm" svg:x2="11.812cm" svg:y2="8.178cm" draw:start-shape="id1" draw:start-glue-point="2" draw:end-shape="id4" draw:end-glue-point="0" svg:d="m15432 6555v501l-3620 620v502">
          <text:p/>
        </draw:connector>
        <draw:connector draw:style-name="gr8" draw:text-style-name="P1" draw:layer="layout" draw:type="line" svg:x1="19.175cm" svg:y1="13.192cm" svg:x2="17.76cm" svg:y2="13.192cm" draw:start-shape="id17" draw:start-glue-point="3" draw:end-shape="id2" svg:d="m19175 13192h-1415">
          <text:p/>
        </draw:connector>
        <draw:connector draw:style-name="gr2" draw:text-style-name="P1" draw:layer="layout" draw:type="lines" svg:x1="15.432cm" svg:y1="14.145cm" svg:x2="18.747cm" svg:y2="15.413cm" draw:start-shape="id2" draw:start-glue-point="2" draw:end-shape="id8" draw:end-glue-point="0" svg:d="m15432 14145v501l3315 265v502">
          <text:p/>
        </draw:connector>
        <draw:connector draw:style-name="gr2" draw:text-style-name="P1" draw:layer="layout" draw:type="lines" svg:x1="16.42cm" svg:y1="16.365cm" svg:x2="12.319cm" svg:y2="16.365cm" draw:start-shape="id8" draw:end-shape="id10" svg:d="m16420 16365h-502-3098-501">
          <text:p/>
        </draw:connector>
        <draw:custom-shape draw:style-name="gr3" draw:text-style-name="P2" draw:id="id18" draw:layer="layout" svg:width="3.81cm" svg:height="1.117cm" svg:x="22.205cm" svg:y="15.803cm">
          <text:p text:style-name="P1"><text:span text:style-name="T1">SBPL</text:span></text:p>
          <text:p text:style-name="P1"><text:span text:style-name="T2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2.205cm" svg:y1="16.361cm" svg:x2="21.075cm" svg:y2="16.365cm" draw:start-shape="id18" draw:start-glue-point="3" draw:end-shape="id8" draw:end-glue-point="1" svg:d="m22205 16361-1130 4">
          <text:p/>
        </draw:connector>
        <draw:custom-shape draw:style-name="gr3" draw:text-style-name="P2" draw:id="id20" draw:layer="layout" svg:width="3.81cm" svg:height="1.117cm" svg:x="22.205cm" svg:y="17.273cm">
          <text:p text:style-name="P6"><text:span text:style-name="T1">CHOMP </text:span></text:p>
          <text:p text:style-name="P6"><text:span text:style-name="T2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2.205cm" svg:y1="14.756cm" svg:x2="21.075cm" svg:y2="16.365cm" draw:start-shape="id19" draw:start-glue-point="3" draw:end-shape="id8" draw:end-glue-point="1" svg:d="m22205 14756-1130 1609">
          <text:p/>
        </draw:connector>
        <draw:connector draw:style-name="gr8" draw:text-style-name="P1" draw:layer="layout" draw:type="line" svg:x1="22.205cm" svg:y1="17.831cm" svg:x2="21.075cm" svg:y2="16.365cm" draw:start-shape="id20" draw:start-glue-point="3" draw:end-shape="id8" draw:end-glue-point="1" svg:d="m22205 17831-1130-1466">
          <text:p/>
        </draw:connector>
        <draw:connector draw:style-name="gr2" draw:text-style-name="P1" draw:layer="layout" draw:type="lines" draw:line-skew="0.166cm -1.198cm" svg:x1="4.564cm" svg:y1="17.318cm" svg:x2="9.991cm" svg:y2="21.59cm" draw:start-shape="id21" draw:start-glue-point="2" draw:end-shape="id9" draw:end-glue-point="0" svg:d="m4564 17318v667l5427 1905v1700">
          <text:p/>
        </draw:connector>
        <draw:connector draw:style-name="gr2" draw:text-style-name="P1" draw:layer="layout" draw:type="lines" svg:x1="9.991cm" svg:y1="23.495cm" svg:x2="4.564cm" svg:y2="25.518cm" draw:start-shape="id9" draw:start-glue-point="2" draw:end-shape="id12" draw:end-glue-point="0" svg:d="m9991 23495v501l-5427 1020v502">
          <text:p/>
        </draw:connector>
        <draw:connector draw:style-name="gr2" draw:text-style-name="P1" draw:layer="layout" draw:type="lines" svg:x1="15.432cm" svg:y1="23.495cm" svg:x2="9.991cm" svg:y2="25.518cm" draw:start-shape="id6" draw:start-glue-point="2" draw:end-shape="id22" draw:end-glue-point="0" svg:d="m15432 23495v501l-5441 1020v502">
          <text:p/>
        </draw:connector>
        <draw:custom-shape draw:style-name="gr6" draw:text-style-name="P3" draw:id="id23" draw:layer="layout" svg:width="3.284cm" svg:height="1.117cm" svg:x="19.175cm" svg:y="19.455cm">
          <text:p text:style-name="P7"><text:span text:style-name="T13">Robot Senso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9.175cm" svg:y1="20.013cm" svg:x2="15.432cm" svg:y2="21.59cm" draw:start-shape="id23" draw:start-glue-point="3" draw:end-shape="id6" draw:end-glue-point="0" svg:d="m19175 20013h-501l-3242 1075v502">
          <text:p/>
        </draw:connector>
        <draw:custom-shape draw:style-name="gr5" draw:text-style-name="P3" draw:id="id24" draw:layer="layout" svg:width="4.655cm" svg:height="1.905cm" svg:x="13.105cm" svg:y="25.518cm">
          <text:p text:style-name="P1"><text:span text:style-name="T5">Visualizer</text:span></text:p>
          <text:p text:style-name="P1"><text:span text:style-name="T6">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5.432cm" svg:y1="23.495cm" svg:x2="15.432cm" svg:y2="25.518cm" draw:start-shape="id6" draw:start-glue-point="2" draw:end-shape="id24" draw:end-glue-point="0" svg:d="m15432 23495v501 1020 502">
          <text:p/>
        </draw:connector>
        <draw:custom-shape draw:style-name="gr5" draw:text-style-name="P3" draw:id="id5" draw:layer="layout" svg:width="4.655cm" svg:height="1.905cm" svg:x="7.664cm" svg:y="12.24cm">
          <text:p text:style-name="P1"><text:span text:style-name="T5">ConstraintSamples</text:span></text:p>
          <text:p text:style-name="P1"><text:span text:style-name="T6">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0" draw:layer="layout" svg:width="4.655cm" svg:height="1.905cm" svg:x="7.664cm" svg:y="15.413cm">
          <text:p text:style-name="P1"><text:span text:style-name="T5">PlanningRequest</text:span></text:p>
          <text:p text:style-name="P1"><text:span text:style-name="T5">Adapter</text:span></text:p>
          <text:p text:style-name="P1"><text:span text:style-name="T6">Apply a sequence of adapters to a motion pla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8" draw:layer="layout" svg:width="4.655cm" svg:height="1.905cm" svg:x="16.42cm" svg:y="15.413cm">
          <text:p text:style-name="P1"><text:span text:style-name="T5">PlanningInterface</text:span></text:p>
          <text:p text:style-name="P1"><text:span text:style-name="T6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1" draw:layer="layout" svg:width="4.655cm" svg:height="1.905cm" svg:x="2.237cm" svg:y="15.413cm">
          <text:p text:style-name="P5"><text:span text:style-name="T5">TrajectoryExecution</text:span></text:p>
          <text:p text:style-name="P5"><text:span text:style-name="T5">Processing</text:span></text:p>
          <text:p text:style-name="P5"><text:span text:style-name="T6">Generates trajectory execution request info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9.991cm" svg:y1="23.495cm" svg:x2="9.991cm" svg:y2="25.518cm" draw:start-shape="id9" draw:start-glue-point="2" draw:end-shape="id22" draw:end-glue-point="0" svg:d="m9991 23495v501 1020 502">
          <text:p/>
        </draw:connector>
        <draw:frame draw:style-name="gr4" draw:layer="layout" svg:width="7.984cm" svg:height="1.306cm" svg:x="1.176cm" svg:y="28.685cm">
          <draw:text-box>
            <text:p><text:span text:style-name="T3">ROS Manipulation</text:span></text:p>
            <text:p><text:span text:style-name="T4">Stack: moveit_manipulation</text:span></text:p>
          </draw:text-box>
        </draw:frame>
        <draw:frame draw:style-name="gr4" draw:layer="layout" svg:width="7.984cm" svg:height="1.306cm" svg:x="1.176cm" svg:y="33.63cm">
          <draw:text-box>
            <text:p><text:span text:style-name="T3">ROS Messages</text:span></text:p>
            <text:p><text:span text:style-name="T4">Stack: moveit_msgs</text:span></text:p>
          </draw:text-box>
        </draw:frame>
        <draw:frame draw:style-name="gr4" draw:layer="layout" svg:width="7.984cm" svg:height="1.045cm" svg:x="1.176cm" svg:y="38.104cm">
          <draw:text-box>
            <text:p><text:span text:style-name="T3">Legend</text:span></text:p>
          </draw:text-box>
        </draw:frame>
        <draw:custom-shape draw:style-name="gr6" draw:text-style-name="P3" draw:layer="layout" svg:width="3.42cm" svg:height="1.117cm" svg:x="2.335cm" svg:y="40.975cm">
          <text:p text:style-name="P7"><text:span text:style-name="T13">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42cm" svg:height="1.07cm" svg:x="2.295cm" svg:y="39.57cm">
          <text:p text:style-name="P1"><text:span text:style-name="T5">MoveIt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42cm" svg:height="1.117cm" svg:x="6.74cm" svg:y="39.623cm">
          <text:p text:style-name="P1"><text:span text:style-name="T1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83cm" svg:y1="41.123cm" svg:x2="8.735cm" svg:y2="41.123cm">
          <text:p/>
        </draw:line>
        <draw:line draw:style-name="gr9" draw:text-style-name="P1" draw:layer="layout" svg:x1="6.831cm" svg:y1="41.724cm" svg:x2="8.736cm" svg:y2="41.724cm">
          <text:p/>
        </draw:line>
        <draw:frame draw:style-name="gr10" draw:text-style-name="P8" draw:layer="layout" svg:width="4.376cm" svg:height="0.637cm" svg:x="9.17cm" svg:y="40.805cm">
          <draw:text-box>
            <text:p><text:span text:style-name="T14">Concepted Dependency</text:span></text:p>
          </draw:text-box>
        </draw:frame>
        <draw:frame draw:style-name="gr10" draw:text-style-name="P8" draw:layer="layout" svg:width="1.074cm" svg:height="0.637cm" svg:x="9.17cm" svg:y="41.406cm">
          <draw:text-box>
            <text:p><text:span text:style-name="T14">Input</text:span></text:p>
          </draw:text-box>
        </draw:frame>
        <draw:custom-shape draw:style-name="gr5" draw:text-style-name="P3" draw:layer="layout" svg:width="4.655cm" svg:height="1.905cm" svg:x="2.237cm" svg:y="30.685cm">
          <text:p text:style-name="P1"><text:span text:style-name="T5">GraspPlaceEvaluation</text:span></text:p>
          <text:p text:style-name="P1"><text:span text:style-name="T6">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7.664cm" svg:y="30.685cm">
          <text:p text:style-name="P1"><text:span text:style-name="T5">HouseholdObjects</text:span></text:p>
          <text:p text:style-name="P1"><text:span text:style-name="T5">Database</text:span></text:p>
          <text:p text:style-name="P1"><text:span text:style-name="T6">SQL DB containing 3D models of common objec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13.105cm" svg:y="30.685cm">
          <text:p text:style-name="P1"><text:span text:style-name="T5">Manipulation</text:span></text:p>
          <text:p text:style-name="P1"><text:span text:style-name="T5">Visualization</text:span></text:p>
          <text:p text:style-name="P1"><text:span text:style-name="T6">Rviz markers for manipulation tasks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18.55cm" svg:y="30.685cm">
          <text:p text:style-name="P1"><text:span text:style-name="T5">TabletopObject</text:span></text:p>
          <text:p text:style-name="P1"><text:span text:style-name="T5">Detector</text:span></text:p>
          <text:p text:style-name="P1"><text:span text:style-name="T6">Object segmentation and recognition for scen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4.83cm" svg:height="2.9cm" svg:x="1.84cm" svg:y="35.1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55cm" svg:height="1.905cm" svg:x="2.237cm" svg:y="35.485cm">
          <text:p text:style-name="P1"><text:span text:style-name="T5">KinematicMsgs</text:span></text:p>
          <text:p text:style-name="P1"><text:span text:style-name="T6">???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7.62cm" svg:y="35.485cm">
          <text:p text:style-name="P1"><text:span text:style-name="T5">MoveItMsgs</text:span></text:p>
          <text:p text:style-name="P1"><text:span text:style-name="T6">Pellentesque vel ligula sem. Quisque dictum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55cm" svg:height="1.905cm" svg:x="13.105cm" svg:y="35.485cm">
          <text:p text:style-name="P1"><text:span text:style-name="T5">SplineMsgs</text:span></text:p>
          <text:p text:style-name="P1"><text:span text:style-name="T6">Pellentesque vel ligula sem. Quisque dictum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Coleman</meta:initial-creator>
    <meta:creation-date>2012-06-07T17:00:39</meta:creation-date>
    <dc:date>2012-06-08T12:37:42</dc:date>
    <dc:creator>David Coleman</dc:creator>
    <meta:editing-duration>PT03H11M36S</meta:editing-duration>
    <meta:editing-cycles>18</meta:editing-cycles>
    <meta:generator>OpenOffice.org/3.2$Unix OpenOffice.org_project/320m12$Build-9483</meta:generator>
    <meta:printed-by>David Coleman</meta:printed-by>
    <meta:print-date>2012-06-07T17:54:37</meta:print-date>
    <meta:document-statistic meta:object-count="79"/>
  </office:meta>
</office:document-meta>
</file>